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officeooo:rsid="001eeb0f" officeooo:paragraph-rsid="001eeb0f" style:font-weight-asian="bold" style:font-weight-complex="bold"/>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fo:background-color="#00ffff" style:font-weight-asian="normal" style:font-weight-complex="normal"/>
    </style:style>
    <style:style style:name="P6" style:family="paragraph" style:parent-style-name="Standard">
      <style:paragraph-properties fo:text-align="justify" style:justify-single-word="false"/>
      <style:text-properties fo:font-weight="normal" officeooo:paragraph-rsid="001eeb0f" fo:background-color="#00ffff" style:font-weight-asian="normal" style:font-weight-complex="normal"/>
    </style:style>
    <style:style style:name="P7" style:family="paragraph" style:parent-style-name="Standard">
      <style:paragraph-properties fo:text-align="justify" style:justify-single-word="false"/>
      <style:text-properties fo:font-weight="normal" fo:background-color="transparent" style:font-weight-asian="normal" style:font-weight-complex="normal"/>
    </style:style>
    <style:style style:name="P8" style:family="paragraph" style:parent-style-name="Standard">
      <style:paragraph-properties fo:text-align="justify" style:justify-single-word="false"/>
      <style:text-properties fo:font-weight="normal" officeooo:paragraph-rsid="001eeb0f" fo:background-color="transparent" style:font-weight-asian="normal" style:font-weight-complex="normal"/>
    </style:style>
    <style:style style:name="P9" style:family="paragraph" style:parent-style-name="Standard">
      <style:paragraph-properties fo:text-align="justify" style:justify-single-word="false"/>
      <style:text-properties fo:font-weight="normal" fo:background-color="#fff200" style:font-weight-asian="normal" style:font-weight-complex="normal"/>
    </style:style>
    <style:style style:name="T1" style:family="text">
      <style:text-properties fo:font-weight="normal" style:font-weight-asian="normal" style:font-weight-complex="normal"/>
    </style:style>
    <style:style style:name="T2" style:family="text">
      <style:text-properties fo:background-color="#fff200" loext:char-shading-value="0"/>
    </style:style>
    <style:style style:name="T3" style:family="text">
      <style:text-properties fo:background-color="#fff200" loext:char-shading-value="0"/>
    </style:style>
    <style:style style:name="T4" style:family="text">
      <style:text-properties officeooo:rsid="001a5bdf" fo:background-color="#fff200" loext:char-shading-value="0"/>
    </style:style>
    <style:style style:name="T5" style:family="text">
      <style:text-properties fo:background-color="#ffffff"/>
    </style:style>
    <style:style style:name="T6" style:family="text">
      <style:text-properties fo:background-color="#00ffff" loext:char-shading-value="0"/>
    </style:style>
    <style:style style:name="T7" style:family="text">
      <style:text-properties fo:background-color="#00ffff" loext:char-shading-value="0"/>
    </style:style>
    <style:style style:name="T8" style:family="text">
      <style:text-properties officeooo:rsid="0017f648" fo:background-color="#00ffff" loext:char-shading-value="0"/>
    </style:style>
    <style:style style:name="T9" style:family="text">
      <style:text-properties officeooo:rsid="00195802" fo:background-color="#00ffff" loext:char-shading-value="0"/>
    </style:style>
    <style:style style:name="T10" style:family="text">
      <style:text-properties officeooo:rsid="00195802" fo:background-color="#00ffff" loext:char-shading-value="0"/>
    </style:style>
    <style:style style:name="T11" style:family="text">
      <style:text-properties officeooo:rsid="00195802"/>
    </style:style>
    <style:style style:name="T12" style:family="text">
      <style:text-properties officeooo:rsid="00195802" fo:background-color="#ffffff"/>
    </style:style>
    <style:style style:name="T13" style:family="text">
      <style:text-properties officeooo:rsid="001a5bdf"/>
    </style:style>
    <style:style style:name="T14" style:family="text">
      <style:text-properties fo:font-weight="bold" style:font-weight-asian="bold" style:font-weight-complex="bold"/>
    </style:style>
    <style:style style:name="T15" style:family="text">
      <style:text-properties fo:background-color="#ff8c00" loext:char-shading-value="0"/>
    </style:style>
    <style:style style:name="T16" style:family="text">
      <style:text-properties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cedimientos informáticos para la evaluación genética, incluida la información fenotípica, de pedigrí completo y genómica</text:p>
      <text:p text:style-name="P1"/>
      <text:p text:style-name="P3">INTRODUCCIÓN</text:p>
      <text:p text:style-name="P2"><text:span text:style-name="T1"/></text:p>
      <text:p text:style-name="P4"><text:span text:style-name="T3">La disponibilidad de marcadores moleculares densos de tipo SNP llevó a la reciente introducción de los modelos de evaluación genómica o de selección genómica. Estos modelos suelen basarse en la estimación simultánea de los efectos de los marcadores del SNP a. Las diferencias entre los métodos se basan principalmente en la distribución a priori de los efectos marcadores a (Meuwissen et al., 2001; Gianola et al., 2006).</text:span> Existen procedimientos eficientes para el cálculo de un conjunto de datos, incluso para grandes conjuntos de datos (Legarra y Misztal, 2008).</text:p>
      <text:p text:style-name="P4"/>
      <text:p text:style-name="P4"><text:span text:style-name="T7">La evaluación genómica se implementa actualmente como un procedimiento de varios pasos. Por ejemplo, una implementación para el ganado lechero estadounidense (VanRaden, 2008; VanRaden et al., 2009) requiere tres pasos: a) evaluación periódica por el modelo animal, b) estimación de los efectos genómicos para un número relativamente pequeño de animales genotipados y c) estimación de los valores genómicos </text:span><text:span text:style-name="T8">mejorantes</text:span><text:span text:style-name="T7"> mediante un índice de selección. Los elementos del índice incluyen un promedio de los padres o PTA del paso a), soluciones genómicas del paso b) y un promedio de los padres o PTA calculados en función de los antepasados genotipados.</text:span> Las ponderaciones del índice son funciones de heredabilidad y exactitud. El programa de selección asistida por marcadores en Francia ajusta simultáneamente los efectos QTL y poligénicos, con ponderaciones en función de los componentes de varianza asociados (Guillaume et al., 2008). </text:p>
      <text:p text:style-name="P4"/>
      <text:p text:style-name="P5">Las ventajas del procedimiento multi<text:span text:style-name="T11">paso</text:span> incluyen la ausencia de cambios en las evaluaciones periódicas y pasos sencillos para predecir los valores genómicos de los animales genotipados jóvenes. Las desventajas son los requisitos para los parámetros de los pasos b) y c) tales como varianzas y ponderaciones anteriores, y pérdida de precisión y sesgos atribuibles a la selección. Mientras que el modelo de a) utiliza la información de todos los animales y puede ser multirasgo, el modelo de b) equivale a un modelo de sementales de rasgo único para un conjunto de sementales altamente seleccionado. Los parámetros incorrectos de b) y c) pueden dar lugar a cambios inesperados para los toros de alta fiabilidad. Neuner et al. (2008) afirmaron que los problemas asociados con el procedimiento de varios pasos reducen sus beneficios, especialmente para las vacas.</text:p>
      <text:p text:style-name="P5"/>
      <text:p text:style-name="P9">VanRaden (2008) investigó dos opciones para el paso b): «no lineal», basada en la estimación de los efectos atribuibles a los marcadores SNP con una distribución <text:span text:style-name="T13">mixta</text:span> previa para esos efectos, y «lineal», basada en la distribución normal previa de los marcadores SNP. Esto último equivale a utilizar ecuaciones de modelos mixtos con una matriz de relaciones genómicas. Para la mayoría de los rasgos lácteos, las predicciones basadas en la estimación de los efectos marcadores con predicciones no lineales fueron prácticamente equivalentes a las predicciones lineales y, por lo tanto, a las predicciones con BLUP utilizando una matriz de relaciones genómicas (Cole et al., 2009; VanRaden et al., 2009). Por lo tanto, el uso de la matriz de relaciones genómicas produce poca o ninguna pérdida de precisión.</text:p>
      <text:p text:style-name="P7"/>
      <text:p text:style-name="P7"><text:span text:style-name="T6">Una forma de simplificar el procedimiento de varios pasos es incorporar la información genómica en el paso a), lo que da como resultado un procedimiento de un solo paso. Esto podría lograrse modificando la matriz de relaciones numeradoras A en esa evaluación para incluir la información genómica.</text:span> Legarra et al. (2009) presentan y discuten tales modificaciones en un documento complementario.</text:p>
      <text:p text:style-name="P7"/>
      <text:p text:style-name="P7"><text:span text:style-name="T6">Supongamos que tal modificación es conocida y que involucra relativamente pocos elementos de A. Las ecuaciones del modelo mixto requieren A-1, que es muy fácil de crear para poblaciones grandes </text:span><text:soft-page-break/><text:span text:style-name="T6">debido a su dispersión y a su estructura especial (Henderson, 1976). Sin embargo, es probable que obtener la inversa de la matriz modificada sea imposible en general para grandes poblaciones. Esto no solo se debe a que el costo de inversión es alto, sino también porque A es denso y, por lo tanto, demasiado grande para almacenarlo en pedigríes grandes. Por lo tanto, un enfoque que utilice una A modificada tiene poco valor a menos que se disponga de un enfoque informático factible.</text:span> El propósito de este estudio es <text:span text:style-name="T6">desarrollar una estrategia informática eficiente para obtener soluciones a ecuaciones de modelos mixtos en las que la matriz de relaciones de numeradores se modifica mediante una matriz conocida que contabiliza la información genómica.</text:span></text:p>
      <text:p text:style-name="P7"><text:span text:style-name="T6"/></text:p>
      <text:p text:style-name="P8"><text:span text:style-name="T14">MATERIALES Y MÉTODOS</text:span> </text:p>
      <text:p text:style-name="P8"/>
      <text:p text:style-name="P8">Supongamos ecuaciones de modelo mixto regulares como las utilizadas en una evaluación genética tradicional, para simplificar con un solo efecto aleatorio:</text:p>
      <text:p text:style-name="P8"/>
      <text:p text:style-name="P8">….</text:p>
      <text:p text:style-name="P8"/>
      <text:p text:style-name="P8">donde y es un vector de registros, b es un vector de efectos fijos y u es un vector de efectos animales. <text:span text:style-name="T15">Bajo un modelo de herencia poligénica infinitesimal</text:span>, var (u) = aσ^SUP 2^^sub α^, donde A es la matriz de relaciones numeradoras basada en el pedigrí. Además, var (e) = 1σ^sup 2^^sub e^ y X y Z son matrices de incidencia apropiadas.</text:p>
      <text:p text:style-name="P8"/>
      <text:p text:style-name="P8">Suponga que la relación del numerador se puede modificar para tener en cuenta la información genómica:</text:p>
      <text:p text:style-name="P8"/>
      <text:p text:style-name="P8">….</text:p>
      <text:p text:style-name="P8"/>
      <text:p text:style-name="P6">donde A∆ es una matriz que se puede almacenar explícitamente y H es la nueva matriz modificada. En el caso más simple, una matriz de relación genómica G reemplaza la matriz de relación de numerador para los animales genotipados. Dejemos que los índices 1 y 2 se refieran a animales no genotipados y genotipados, respectivamente. Luego</text:p>
      <text:p text:style-name="P6"/>
      <text:p text:style-name="P6">….</text:p>
      <text:p text:style-name="P6"/>
      <text:p text:style-name="P6">Legarra y col. (2009) propuso varios H basados en la partición de animales en varios grupos, incluidos animales no genotipados y genotipados. <text:span text:style-name="T16">Aunque sus diferentes H son más complejos que en el caso simple, la mayoría de las cantidades se pueden calcular de manera eficiente sin ningún paso que implique grandes multiplicaciones de matrices.</text:span> Por lo tanto, para simplificar las presentaciones, las siguientes fórmulas de cálculo asumen el caso simple anterior.</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3T05:36:18.121112416</meta:creation-date>
    <dc:date>2021-10-23T07:26:55.642774334</dc:date>
    <meta:editing-duration>PT1H50M36S</meta:editing-duration>
    <meta:editing-cycles>11</meta:editing-cycles>
    <meta:generator>LibreOffice/6.0.7.3$Linux_X86_64 LibreOffice_project/00m0$Build-3</meta:generator>
    <meta:document-statistic meta:table-count="0" meta:image-count="0" meta:object-count="0" meta:page-count="2" meta:paragraph-count="17" meta:word-count="950" meta:character-count="6046" meta:non-whitespace-character-count="5111"/>
  </office:meta>
</office:document-meta>
</file>